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2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11in"/>
    </style:style>
    <style:style style:name="co7" style:family="table-column">
      <style:table-column-properties fo:break-before="auto" style:column-width="0.789in"/>
    </style:style>
    <style:style style:name="co8" style:family="table-column">
      <style:table-column-properties fo:break-before="auto" style:column-width="0.5862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1.0283in"/>
    </style:style>
    <style:style style:name="co11" style:family="table-column">
      <style:table-column-properties fo:break-before="auto" style:column-width="0.76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20"/>
    <style:style style:name="ce3" style:family="table-cell" style:parent-style-name="Default" style:data-style-name="N122"/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3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table:style-name="ce1"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1_int</text:p>
          </table:table-cell>
          <table:table-cell office:value-type="string" calcext:value-type="string">
            <text:p>R2_int</text:p>
          </table:table-cell>
          <table:table-cell office:value-type="string" calcext:value-type="string">
            <text:p>R3_int</text:p>
          </table:table-cell>
          <table:table-cell table:style-name="Default" office:value-type="string" calcext:value-type="string">
            <text:p>R_tot <text:s/>/ Rg</text:p>
          </table:table-cell>
          <table:table-cell office:value-type="string" calcext:value-type="string">
            <text:p>Gain Exp</text:p>
          </table:table-cell>
          <table:table-cell office:value-type="string" calcext:value-type="string">
            <text:p>V inp</text:p>
          </table:table-cell>
          <table:table-cell office:value-type="string" calcext:value-type="string">
            <text:p>V out exp</text:p>
          </table:table-cell>
          <table:table-cell office:value-type="string" calcext:value-type="string">
            <text:p>Vrms out meas </text:p>
          </table:table-cell>
          <table:table-cell office:value-type="string" calcext:value-type="string">
            <text:p>Vpp out calc</text:p>
          </table:table-cell>
          <table:table-cell office:value-type="string" calcext:value-type="string">
            <text:p>Gain Act</text:p>
          </table:table-cell>
          <table:table-cell office:value-type="string" calcext:value-type="string">
            <text:p>Gain Diff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]&gt;0;1/[.B2];0)" office:value-type="float" office:value="0.1" calcext:value-type="float">
            <text:p>0.1</text:p>
          </table:table-cell>
          <table:table-cell table:formula="of:=IF([.C2]&gt;0;1/[.C2];0)" office:value-type="float" office:value="0" calcext:value-type="float">
            <text:p>0</text:p>
          </table:table-cell>
          <table:table-cell table:formula="of:=IF([.D2]&gt;0;1/[.D2];0)" office:value-type="float" office:value="0" calcext:value-type="float">
            <text:p>0</text:p>
          </table:table-cell>
          <table:table-cell table:style-name="ce2" table:formula="of:=IF([.E2]+[.F2]+[.G2] &gt;0; 1/([.E2]+[.F2]+[.G2]);0)" office:value-type="float" office:value="10" calcext:value-type="float">
            <text:p>10.0000</text:p>
          </table:table-cell>
          <table:table-cell table:formula="of:=IF([.H2]&gt;0;(1+(2*[.$I$29]/[.H2]))*([.$K$29]/[.$J$29]);0)" office:value-type="float" office:value="24.92505" calcext:value-type="float">
            <text:p>24.92505</text:p>
          </table:table-cell>
          <table:table-cell office:value-type="float" office:value="1" calcext:value-type="float">
            <text:p>1</text:p>
          </table:table-cell>
          <table:table-cell table:formula="of:=[.J2]*[.I2]" office:value-type="float" office:value="24.92505" calcext:value-type="float">
            <text:p>24.92505</text:p>
          </table:table-cell>
          <table:table-cell office:value-type="float" office:value="0.5476" calcext:value-type="float">
            <text:p>0.5476</text:p>
          </table:table-cell>
          <table:table-cell table:formula="of:=[.L2]*2*SQRT(2)" office:value-type="float" office:value="1.54884669351101" calcext:value-type="float">
            <text:p>1.5488466935</text:p>
          </table:table-cell>
          <table:table-cell table:formula="of:=[.M2]/[.J2]" office:value-type="float" office:value="1.54884669351101" calcext:value-type="float">
            <text:p>1.5488466935</text:p>
          </table:table-cell>
          <table:table-cell table:style-name="ce4" table:formula="of:=[.I2]-[.N2]" office:value-type="percentage" office:value="23.376203306489" calcext:value-type="percentage">
            <text:p>2337.62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([.B3]&gt;0;1/[.B3];0)" office:value-type="float" office:value="0" calcext:value-type="float">
            <text:p>0</text:p>
          </table:table-cell>
          <table:table-cell table:formula="of:=IF([.C3]&gt;0;1/[.C3];0)" office:value-type="float" office:value="0.01" calcext:value-type="float">
            <text:p>0.01</text:p>
          </table:table-cell>
          <table:table-cell table:formula="of:=IF([.D3]&gt;0;1/[.D3];0)" office:value-type="float" office:value="0" calcext:value-type="float">
            <text:p>0</text:p>
          </table:table-cell>
          <table:table-cell table:style-name="ce2" table:formula="of:=IF([.E3]+[.F3]+[.G3] &gt;0; 1/([.E3]+[.F3]+[.G3]);0)" office:value-type="float" office:value="100" calcext:value-type="float">
            <text:p>100.0000</text:p>
          </table:table-cell>
          <table:table-cell table:formula="of:=IF([.H3]&gt;0;(1+(2*[.$I$29]/[.H3]))*([.$K$29]/[.$J$29]);0)" office:value-type="float" office:value="2.51496" calcext:value-type="float">
            <text:p>2.51496</text:p>
          </table:table-cell>
          <table:table-cell office:value-type="float" office:value="1" calcext:value-type="float">
            <text:p>1</text:p>
          </table:table-cell>
          <table:table-cell table:formula="of:=[.J3]*[.I3]" office:value-type="float" office:value="2.51496" calcext:value-type="float">
            <text:p>2.51496</text:p>
          </table:table-cell>
          <table:table-cell office:value-type="float" office:value="0.4963" calcext:value-type="float">
            <text:p>0.4963</text:p>
          </table:table-cell>
          <table:table-cell table:formula="of:=[.L3]*2*SQRT(2)" office:value-type="float" office:value="1.40374838201153" calcext:value-type="float">
            <text:p>1.403748382</text:p>
          </table:table-cell>
          <table:table-cell table:formula="of:=[.M3]/[.J3]" office:value-type="float" office:value="1.40374838201153" calcext:value-type="float">
            <text:p>1.403748382</text:p>
          </table:table-cell>
          <table:table-cell table:style-name="ce4" table:formula="of:=[.I3]-[.N3]" office:value-type="percentage" office:value="1.11121161798847" calcext:value-type="percentage">
            <text:p>111.12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IF([.B4]&gt;0;1/[.B4];0)" office:value-type="float" office:value="0" calcext:value-type="float">
            <text:p>0</text:p>
          </table:table-cell>
          <table:table-cell table:formula="of:=IF([.C4]&gt;0;1/[.C4];0)" office:value-type="float" office:value="0" calcext:value-type="float">
            <text:p>0</text:p>
          </table:table-cell>
          <table:table-cell table:formula="of:=IF([.D4]&gt;0;1/[.D4];0)" office:value-type="float" office:value="0.001" calcext:value-type="float">
            <text:p>0.001</text:p>
          </table:table-cell>
          <table:table-cell table:style-name="ce2" table:formula="of:=IF([.E4]+[.F4]+[.G4] &gt;0; 1/([.E4]+[.F4]+[.G4]);0)" office:value-type="float" office:value="1000" calcext:value-type="float">
            <text:p>1000.0000</text:p>
          </table:table-cell>
          <table:table-cell table:formula="of:=IF([.H4]&gt;0;(1+(2*[.$I$29]/[.H4]))*([.$K$29]/[.$J$29]);0)" office:value-type="float" office:value="0.273951" calcext:value-type="float">
            <text:p>0.273951</text:p>
          </table:table-cell>
          <table:table-cell office:value-type="float" office:value="1" calcext:value-type="float">
            <text:p>1</text:p>
          </table:table-cell>
          <table:table-cell table:formula="of:=[.J4]*[.I4]" office:value-type="float" office:value="0.273951" calcext:value-type="float">
            <text:p>0.273951</text:p>
          </table:table-cell>
          <table:table-cell office:value-type="float" office:value="0.0922" calcext:value-type="float">
            <text:p>0.0922</text:p>
          </table:table-cell>
          <table:table-cell table:formula="of:=[.L4]*2*SQRT(2)" office:value-type="float" office:value="0.260780980901599" calcext:value-type="float">
            <text:p>0.2607809809</text:p>
          </table:table-cell>
          <table:table-cell table:formula="of:=[.M4]/[.J4]" office:value-type="float" office:value="0.260780980901599" calcext:value-type="float">
            <text:p>0.2607809809</text:p>
          </table:table-cell>
          <table:table-cell table:style-name="ce4" table:formula="of:=[.I4]-[.N4]" office:value-type="percentage" office:value="0.0131700190984013" calcext:value-type="percentage">
            <text:p>1.32%</text:p>
          </table:table-cell>
          <table:table-cell table:style-name="ce4"/>
        </table:table-row>
        <table:table-row table:style-name="ro2">
          <table:table-cell office:value-type="string" calcext:value-type="string">
            <text:p>ski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5]&gt;0;1/[.B5];0)" office:value-type="float" office:value="0" calcext:value-type="float">
            <text:p>0</text:p>
          </table:table-cell>
          <table:table-cell table:formula="of:=IF([.C5]&gt;0;1/[.C5];0)" office:value-type="float" office:value="0" calcext:value-type="float">
            <text:p>0</text:p>
          </table:table-cell>
          <table:table-cell table:formula="of:=IF([.D5]&gt;0;1/[.D5];0)" office:value-type="float" office:value="0" calcext:value-type="float">
            <text:p>0</text:p>
          </table:table-cell>
          <table:table-cell table:style-name="ce2" table:formula="of:=IF([.E5]+[.F5]+[.G5] &gt;0; 1/([.E5]+[.F5]+[.G5]);0)" office:value-type="float" office:value="0" calcext:value-type="float">
            <text:p>0.0000</text:p>
          </table:table-cell>
          <table:table-cell table:formula="of:=IF([.H5]&gt;0;(1+(2*[.$I$29]/[.H5]))*([.$K$29]/[.$J$29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5]*[.I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]*2*SQRT(2)" office:value-type="float" office:value="0" calcext:value-type="float">
            <text:p>0</text:p>
          </table:table-cell>
          <table:table-cell table:formula="of:=[.M5]/[.J5]" office:value-type="float" office:value="0" calcext:value-type="float">
            <text:p>0</text:p>
          </table:table-cell>
          <table:table-cell table:style-name="ce4" table:formula="of:=[.I5]-[.N5]" office:value-type="percentage" office:value="0" calcext:value-type="percentage">
            <text:p>0.00%</text:p>
          </table:table-cell>
          <table:table-cell table:style-name="ce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([.B6]&gt;0;1/[.B6];0)" office:value-type="float" office:value="0.1" calcext:value-type="float">
            <text:p>0.1</text:p>
          </table:table-cell>
          <table:table-cell table:formula="of:=IF([.C6]&gt;0;1/[.C6];0)" office:value-type="float" office:value="0.01" calcext:value-type="float">
            <text:p>0.01</text:p>
          </table:table-cell>
          <table:table-cell table:formula="of:=IF([.D6]&gt;0;1/[.D6];0)" office:value-type="float" office:value="0" calcext:value-type="float">
            <text:p>0</text:p>
          </table:table-cell>
          <table:table-cell table:style-name="ce2" table:formula="of:=IF([.E6]+[.F6]+[.G6] &gt;0; 1/([.E6]+[.F6]+[.G6]);0)" office:value-type="float" office:value="9.09090909090909" calcext:value-type="float">
            <text:p>9.0909</text:p>
          </table:table-cell>
          <table:table-cell table:formula="of:=IF([.H6]&gt;0;(1+(2*[.$I$29]/[.H6]))*([.$K$29]/[.$J$29]);0)" office:value-type="float" office:value="27.41506" calcext:value-type="float">
            <text:p>27.41506</text:p>
          </table:table-cell>
          <table:table-cell office:value-type="float" office:value="1" calcext:value-type="float">
            <text:p>1</text:p>
          </table:table-cell>
          <table:table-cell table:formula="of:=[.J6]*[.I6]" office:value-type="float" office:value="27.41506" calcext:value-type="float">
            <text:p>27.41506</text:p>
          </table:table-cell>
          <table:table-cell office:value-type="float" office:value="0.5483" calcext:value-type="float">
            <text:p>0.5483</text:p>
          </table:table-cell>
          <table:table-cell table:formula="of:=[.L6]*2*SQRT(2)" office:value-type="float" office:value="1.55082659249834" calcext:value-type="float">
            <text:p>1.5508265925</text:p>
          </table:table-cell>
          <table:table-cell table:formula="of:=[.M6]/[.J6]" office:value-type="float" office:value="1.55082659249834" calcext:value-type="float">
            <text:p>1.5508265925</text:p>
          </table:table-cell>
          <table:table-cell table:style-name="ce4" table:formula="of:=[.I6]-[.N6]" office:value-type="percentage" office:value="25.8642334075017" calcext:value-type="percentage">
            <text:p>2586.42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IF([.B7]&gt;0;1/[.B7];0)" office:value-type="float" office:value="0.1" calcext:value-type="float">
            <text:p>0.1</text:p>
          </table:table-cell>
          <table:table-cell table:formula="of:=IF([.C7]&gt;0;1/[.C7];0)" office:value-type="float" office:value="0" calcext:value-type="float">
            <text:p>0</text:p>
          </table:table-cell>
          <table:table-cell table:formula="of:=IF([.D7]&gt;0;1/[.D7];0)" office:value-type="float" office:value="0.001" calcext:value-type="float">
            <text:p>0.001</text:p>
          </table:table-cell>
          <table:table-cell table:style-name="ce2" table:formula="of:=IF([.E7]+[.F7]+[.G7] &gt;0; 1/([.E7]+[.F7]+[.G7]);0)" office:value-type="float" office:value="9.9009900990099" calcext:value-type="float">
            <text:p>9.9010</text:p>
          </table:table-cell>
          <table:table-cell table:formula="of:=IF([.H7]&gt;0;(1+(2*[.$I$29]/[.H7]))*([.$K$29]/[.$J$29]);0)" office:value-type="float" office:value="25.174051" calcext:value-type="float">
            <text:p>25.174051</text:p>
          </table:table-cell>
          <table:table-cell office:value-type="float" office:value="1" calcext:value-type="float">
            <text:p>1</text:p>
          </table:table-cell>
          <table:table-cell table:formula="of:=[.J7]*[.I7]" office:value-type="float" office:value="25.174051" calcext:value-type="float">
            <text:p>25.174051</text:p>
          </table:table-cell>
          <table:table-cell office:value-type="float" office:value="0.5481" calcext:value-type="float">
            <text:p>0.5481</text:p>
          </table:table-cell>
          <table:table-cell table:formula="of:=[.L7]*2*SQRT(2)" office:value-type="float" office:value="1.55026090707339" calcext:value-type="float">
            <text:p>1.5502609071</text:p>
          </table:table-cell>
          <table:table-cell table:formula="of:=[.M7]/[.J7]" office:value-type="float" office:value="1.55026090707339" calcext:value-type="float">
            <text:p>1.5502609071</text:p>
          </table:table-cell>
          <table:table-cell table:style-name="ce4" table:formula="of:=[.I7]-[.N7]" office:value-type="percentage" office:value="23.6237900929266" calcext:value-type="percentage">
            <text:p>2362.38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IF([.B8]&gt;0;1/[.B8];0)" office:value-type="float" office:value="0.1" calcext:value-type="float">
            <text:p>0.1</text:p>
          </table:table-cell>
          <table:table-cell table:formula="of:=IF([.C8]&gt;0;1/[.C8];0)" office:value-type="float" office:value="0.01" calcext:value-type="float">
            <text:p>0.01</text:p>
          </table:table-cell>
          <table:table-cell table:formula="of:=IF([.D8]&gt;0;1/[.D8];0)" office:value-type="float" office:value="0.001" calcext:value-type="float">
            <text:p>0.001</text:p>
          </table:table-cell>
          <table:table-cell table:style-name="ce2" table:formula="of:=IF([.E8]+[.F8]+[.G8] &gt;0; 1/([.E8]+[.F8]+[.G8]);0)" office:value-type="float" office:value="9.00900900900901" calcext:value-type="float">
            <text:p>9.0090</text:p>
          </table:table-cell>
          <table:table-cell table:formula="of:=IF([.H8]&gt;0;(1+(2*[.$I$29]/[.H8]))*([.$K$29]/[.$J$29]);0)" office:value-type="float" office:value="27.664061" calcext:value-type="float">
            <text:p>27.664061</text:p>
          </table:table-cell>
          <table:table-cell office:value-type="float" office:value="1" calcext:value-type="float">
            <text:p>1</text:p>
          </table:table-cell>
          <table:table-cell table:formula="of:=[.J8]*[.I8]" office:value-type="float" office:value="27.664061" calcext:value-type="float">
            <text:p>27.664061</text:p>
          </table:table-cell>
          <table:table-cell office:value-type="float" office:value="0.5484" calcext:value-type="float">
            <text:p>0.5484</text:p>
          </table:table-cell>
          <table:table-cell table:formula="of:=[.L8]*2*SQRT(2)" office:value-type="float" office:value="1.55110943521081" calcext:value-type="float">
            <text:p>1.5511094352</text:p>
          </table:table-cell>
          <table:table-cell table:formula="of:=[.M8]/[.J8]" office:value-type="float" office:value="1.55110943521081" calcext:value-type="float">
            <text:p>1.5511094352</text:p>
          </table:table-cell>
          <table:table-cell table:style-name="ce4" table:formula="of:=[.I8]-[.N8]" office:value-type="percentage" office:value="26.1129515647892" calcext:value-type="percentage">
            <text:p>2611.30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IF([.B9]&gt;0;1/[.B9];0)" office:value-type="float" office:value="0" calcext:value-type="float">
            <text:p>0</text:p>
          </table:table-cell>
          <table:table-cell table:formula="of:=IF([.C9]&gt;0;1/[.C9];0)" office:value-type="float" office:value="0.01" calcext:value-type="float">
            <text:p>0.01</text:p>
          </table:table-cell>
          <table:table-cell table:formula="of:=IF([.D9]&gt;0;1/[.D9];0)" office:value-type="float" office:value="0.001" calcext:value-type="float">
            <text:p>0.001</text:p>
          </table:table-cell>
          <table:table-cell table:style-name="ce2" table:formula="of:=IF([.E9]+[.F9]+[.G9] &gt;0; 1/([.E9]+[.F9]+[.G9]);0)" office:value-type="float" office:value="90.9090909090909" calcext:value-type="float">
            <text:p>90.9091</text:p>
          </table:table-cell>
          <table:table-cell table:formula="of:=IF([.H9]&gt;0;(1+(2*[.$I$29]/[.H9]))*([.$K$29]/[.$J$29]);0)" office:value-type="float" office:value="2.763961" calcext:value-type="float">
            <text:p>2.763961</text:p>
          </table:table-cell>
          <table:table-cell office:value-type="float" office:value="1" calcext:value-type="float">
            <text:p>1</text:p>
          </table:table-cell>
          <table:table-cell table:formula="of:=[.J9]*[.I9]" office:value-type="float" office:value="2.763961" calcext:value-type="float">
            <text:p>2.763961</text:p>
          </table:table-cell>
          <table:table-cell office:value-type="float" office:value="0.5024" calcext:value-type="float">
            <text:p>0.5024</text:p>
          </table:table-cell>
          <table:table-cell table:formula="of:=[.L9]*2*SQRT(2)" office:value-type="float" office:value="1.42100178747249" calcext:value-type="float">
            <text:p>1.4210017875</text:p>
          </table:table-cell>
          <table:table-cell table:formula="of:=[.M9]/[.J9]" office:value-type="float" office:value="1.42100178747249" calcext:value-type="float">
            <text:p>1.4210017875</text:p>
          </table:table-cell>
          <table:table-cell table:style-name="ce4" table:formula="of:=[.I9]-[.N9]" office:value-type="percentage" office:value="1.34295921252751" calcext:value-type="percentage">
            <text:p>134.30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0]&gt;0;1/[.B10];0)" office:value-type="float" office:value="0.1" calcext:value-type="float">
            <text:p>0.1</text:p>
          </table:table-cell>
          <table:table-cell table:formula="of:=IF([.C10]&gt;0;1/[.C10];0)" office:value-type="float" office:value="0" calcext:value-type="float">
            <text:p>0</text:p>
          </table:table-cell>
          <table:table-cell table:formula="of:=IF([.D10]&gt;0;1/[.D10];0)" office:value-type="float" office:value="0" calcext:value-type="float">
            <text:p>0</text:p>
          </table:table-cell>
          <table:table-cell table:style-name="ce2" table:formula="of:=IF([.E10]+[.F10]+[.G10] &gt;0; 1/([.E10]+[.F10]+[.G10]);0)" office:value-type="float" office:value="10" calcext:value-type="float">
            <text:p>10.0000</text:p>
          </table:table-cell>
          <table:table-cell table:formula="of:=IF([.H10]&gt;0;(1+(2*[.$I$29]/[.H10]))*([.$K$29]/[.$J$29]);0)" office:value-type="float" office:value="24.92505" calcext:value-type="float">
            <text:p>24.92505</text:p>
          </table:table-cell>
          <table:table-cell office:value-type="float" office:value="0.062" calcext:value-type="float">
            <text:p>0.062</text:p>
          </table:table-cell>
          <table:table-cell table:formula="of:=[.J10]*[.I10]" office:value-type="float" office:value="1.5453531" calcext:value-type="float">
            <text:p>1.5453531</text:p>
          </table:table-cell>
          <table:table-cell office:value-type="float" office:value="0.4534" calcext:value-type="float">
            <text:p>0.4534</text:p>
          </table:table-cell>
          <table:table-cell table:formula="of:=[.L10]*2*SQRT(2)" office:value-type="float" office:value="1.28240885835992" calcext:value-type="float">
            <text:p>1.2824088584</text:p>
          </table:table-cell>
          <table:table-cell table:formula="of:=[.M10]/[.J10]" office:value-type="float" office:value="20.6840138445149" calcext:value-type="float">
            <text:p>20.6840138445</text:p>
          </table:table-cell>
          <table:table-cell table:style-name="ce4" table:formula="of:=[.I10]-[.N10]" office:value-type="percentage" office:value="4.24103615548512" calcext:value-type="percentage">
            <text:p>424.10%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([.B11]&gt;0;1/[.B11];0)" office:value-type="float" office:value="0" calcext:value-type="float">
            <text:p>0</text:p>
          </table:table-cell>
          <table:table-cell table:formula="of:=IF([.C11]&gt;0;1/[.C11];0)" office:value-type="float" office:value="0.01" calcext:value-type="float">
            <text:p>0.01</text:p>
          </table:table-cell>
          <table:table-cell table:formula="of:=IF([.D11]&gt;0;1/[.D11];0)" office:value-type="float" office:value="0" calcext:value-type="float">
            <text:p>0</text:p>
          </table:table-cell>
          <table:table-cell table:style-name="ce2" table:formula="of:=IF([.E11]+[.F11]+[.G11] &gt;0; 1/([.E11]+[.F11]+[.G11]);0)" office:value-type="float" office:value="100" calcext:value-type="float">
            <text:p>100.0000</text:p>
          </table:table-cell>
          <table:table-cell table:formula="of:=IF([.H11]&gt;0;(1+(2*[.$I$29]/[.H11]))*([.$K$29]/[.$J$29]);0)" office:value-type="float" office:value="2.51496" calcext:value-type="float">
            <text:p>2.51496</text:p>
          </table:table-cell>
          <table:table-cell office:value-type="float" office:value="0.062" calcext:value-type="float">
            <text:p>0.062</text:p>
          </table:table-cell>
          <table:table-cell table:formula="of:=[.J11]*[.I11]" office:value-type="float" office:value="0.15592752" calcext:value-type="float">
            <text:p>0.15592752</text:p>
          </table:table-cell>
          <table:table-cell office:value-type="float" office:value="0.0461" calcext:value-type="float">
            <text:p>0.0461</text:p>
          </table:table-cell>
          <table:table-cell table:formula="of:=[.L11]*2*SQRT(2)" office:value-type="float" office:value="0.130390490450799" calcext:value-type="float">
            <text:p>0.1303904905</text:p>
          </table:table-cell>
          <table:table-cell table:formula="of:=[.M11]/[.J11]" office:value-type="float" office:value="2.1030724266258" calcext:value-type="float">
            <text:p>2.1030724266</text:p>
          </table:table-cell>
          <table:table-cell table:style-name="ce4" table:formula="of:=[.I11]-[.N11]" office:value-type="percentage" office:value="0.411887573374204" calcext:value-type="percentage">
            <text:p>41.19%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IF([.B12]&gt;0;1/[.B12];0)" office:value-type="float" office:value="0" calcext:value-type="float">
            <text:p>0</text:p>
          </table:table-cell>
          <table:table-cell table:formula="of:=IF([.C12]&gt;0;1/[.C12];0)" office:value-type="float" office:value="0" calcext:value-type="float">
            <text:p>0</text:p>
          </table:table-cell>
          <table:table-cell table:formula="of:=IF([.D12]&gt;0;1/[.D12];0)" office:value-type="float" office:value="0.001" calcext:value-type="float">
            <text:p>0.001</text:p>
          </table:table-cell>
          <table:table-cell table:style-name="ce2" table:formula="of:=IF([.E12]+[.F12]+[.G12] &gt;0; 1/([.E12]+[.F12]+[.G12]);0)" office:value-type="float" office:value="1000" calcext:value-type="float">
            <text:p>1000.0000</text:p>
          </table:table-cell>
          <table:table-cell table:formula="of:=IF([.H12]&gt;0;(1+(2*[.$I$29]/[.H12]))*([.$K$29]/[.$J$29]);0)" office:value-type="float" office:value="0.273951" calcext:value-type="float">
            <text:p>0.273951</text:p>
          </table:table-cell>
          <table:table-cell office:value-type="float" office:value="0.062" calcext:value-type="float">
            <text:p>0.062</text:p>
          </table:table-cell>
          <table:table-cell table:formula="of:=[.J12]*[.I12]" office:value-type="float" office:value="0.016984962" calcext:value-type="float">
            <text:p>0.016984962</text:p>
          </table:table-cell>
          <table:table-cell office:value-type="float" office:value="0.0026" calcext:value-type="float">
            <text:p>0.0026</text:p>
          </table:table-cell>
          <table:table-cell table:formula="of:=[.L12]*2*SQRT(2)" office:value-type="float" office:value="0.0073539105243401" calcext:value-type="float">
            <text:p>0.0073539105</text:p>
          </table:table-cell>
          <table:table-cell table:formula="of:=[.M12]/[.J12]" office:value-type="float" office:value="0.118611460070002" calcext:value-type="float">
            <text:p>0.1186114601</text:p>
          </table:table-cell>
          <table:table-cell table:style-name="ce4" table:formula="of:=[.I12]-[.N12]" office:value-type="percentage" office:value="0.155339539929998" calcext:value-type="percentage">
            <text:p>15.53%</text:p>
          </table:table-cell>
          <table:table-cell/>
        </table:table-row>
        <table:table-row table:style-name="ro2">
          <table:table-cell office:value-type="string" calcext:value-type="string">
            <text:p>ski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3]&gt;0;1/[.B13];0)" office:value-type="float" office:value="0" calcext:value-type="float">
            <text:p>0</text:p>
          </table:table-cell>
          <table:table-cell table:formula="of:=IF([.C13]&gt;0;1/[.C13];0)" office:value-type="float" office:value="0" calcext:value-type="float">
            <text:p>0</text:p>
          </table:table-cell>
          <table:table-cell table:formula="of:=IF([.D13]&gt;0;1/[.D13];0)" office:value-type="float" office:value="0" calcext:value-type="float">
            <text:p>0</text:p>
          </table:table-cell>
          <table:table-cell table:style-name="ce2" table:formula="of:=IF([.E13]+[.F13]+[.G13] &gt;0; 1/([.E13]+[.F13]+[.G13]);0)" office:value-type="float" office:value="0" calcext:value-type="float">
            <text:p>0.0000</text:p>
          </table:table-cell>
          <table:table-cell table:formula="of:=IF([.H13]&gt;0;(1+(2*[.$I$29]/[.H13]))*([.$K$29]/[.$J$29]);0)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table:formula="of:=[.J13]*[.I13]" office:value-type="float" office:value="0" calcext:value-type="float">
            <text:p>0</text:p>
          </table:table-cell>
          <table:table-cell/>
          <table:table-cell table:formula="of:=[.L13]*2*SQRT(2)" office:value-type="float" office:value="0" calcext:value-type="float">
            <text:p>0</text:p>
          </table:table-cell>
          <table:table-cell table:formula="of:=[.M13]/[.J13]" office:value-type="float" office:value="0" calcext:value-type="float">
            <text:p>0</text:p>
          </table:table-cell>
          <table:table-cell table:style-name="ce4" table:formula="of:=[.I13]-[.N13]" office:value-type="percentage" office:value="0" calcext:value-type="percentage">
            <text:p>0.00%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([.B14]&gt;0;1/[.B14];0)" office:value-type="float" office:value="0.1" calcext:value-type="float">
            <text:p>0.1</text:p>
          </table:table-cell>
          <table:table-cell table:formula="of:=IF([.C14]&gt;0;1/[.C14];0)" office:value-type="float" office:value="0.01" calcext:value-type="float">
            <text:p>0.01</text:p>
          </table:table-cell>
          <table:table-cell table:formula="of:=IF([.D14]&gt;0;1/[.D14];0)" office:value-type="float" office:value="0" calcext:value-type="float">
            <text:p>0</text:p>
          </table:table-cell>
          <table:table-cell table:style-name="ce2" table:formula="of:=IF([.E14]+[.F14]+[.G14] &gt;0; 1/([.E14]+[.F14]+[.G14]);0)" office:value-type="float" office:value="9.09090909090909" calcext:value-type="float">
            <text:p>9.0909</text:p>
          </table:table-cell>
          <table:table-cell table:formula="of:=IF([.H14]&gt;0;(1+(2*[.$I$29]/[.H14]))*([.$K$29]/[.$J$29]);0)" office:value-type="float" office:value="27.41506" calcext:value-type="float">
            <text:p>27.41506</text:p>
          </table:table-cell>
          <table:table-cell office:value-type="float" office:value="0.062" calcext:value-type="float">
            <text:p>0.062</text:p>
          </table:table-cell>
          <table:table-cell table:formula="of:=[.J14]*[.I14]" office:value-type="float" office:value="1.69973372" calcext:value-type="float">
            <text:p>1.69973372</text:p>
          </table:table-cell>
          <table:table-cell office:value-type="float" office:value="0.4622" calcext:value-type="float">
            <text:p>0.4622</text:p>
          </table:table-cell>
          <table:table-cell table:formula="of:=[.L14]*2*SQRT(2)" office:value-type="float" office:value="1.30729901705769" calcext:value-type="float">
            <text:p>1.3072990171</text:p>
          </table:table-cell>
          <table:table-cell table:formula="of:=[.M14]/[.J14]" office:value-type="float" office:value="21.0854680170595" calcext:value-type="float">
            <text:p>21.0854680171</text:p>
          </table:table-cell>
          <table:table-cell table:style-name="ce4" table:formula="of:=[.I14]-[.N14]" office:value-type="percentage" office:value="6.3295919829405" calcext:value-type="percentage">
            <text:p>632.96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IF([.B15]&gt;0;1/[.B15];0)" office:value-type="float" office:value="0.1" calcext:value-type="float">
            <text:p>0.1</text:p>
          </table:table-cell>
          <table:table-cell table:formula="of:=IF([.C15]&gt;0;1/[.C15];0)" office:value-type="float" office:value="0" calcext:value-type="float">
            <text:p>0</text:p>
          </table:table-cell>
          <table:table-cell table:formula="of:=IF([.D15]&gt;0;1/[.D15];0)" office:value-type="float" office:value="0.001" calcext:value-type="float">
            <text:p>0.001</text:p>
          </table:table-cell>
          <table:table-cell table:style-name="ce2" table:formula="of:=IF([.E15]+[.F15]+[.G15] &gt;0; 1/([.E15]+[.F15]+[.G15]);0)" office:value-type="float" office:value="9.9009900990099" calcext:value-type="float">
            <text:p>9.9010</text:p>
          </table:table-cell>
          <table:table-cell table:formula="of:=IF([.H15]&gt;0;(1+(2*[.$I$29]/[.H15]))*([.$K$29]/[.$J$29]);0)" office:value-type="float" office:value="25.174051" calcext:value-type="float">
            <text:p>25.174051</text:p>
          </table:table-cell>
          <table:table-cell office:value-type="float" office:value="0.062" calcext:value-type="float">
            <text:p>0.062</text:p>
          </table:table-cell>
          <table:table-cell table:formula="of:=[.J15]*[.I15]" office:value-type="float" office:value="1.560791162" calcext:value-type="float">
            <text:p>1.560791162</text:p>
          </table:table-cell>
          <table:table-cell office:value-type="float" office:value="0.4557" calcext:value-type="float">
            <text:p>0.4557</text:p>
          </table:table-cell>
          <table:table-cell table:formula="of:=[.L15]*2*SQRT(2)" office:value-type="float" office:value="1.28891424074684" calcext:value-type="float">
            <text:p>1.2889142407</text:p>
          </table:table-cell>
          <table:table-cell table:formula="of:=[.M15]/[.J15]" office:value-type="float" office:value="20.7889393668845" calcext:value-type="float">
            <text:p>20.7889393669</text:p>
          </table:table-cell>
          <table:table-cell table:style-name="ce4" table:formula="of:=[.I15]-[.N15]" office:value-type="percentage" office:value="4.3851116331155" calcext:value-type="percentage">
            <text:p>438.51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IF([.B16]&gt;0;1/[.B16];0)" office:value-type="float" office:value="0.1" calcext:value-type="float">
            <text:p>0.1</text:p>
          </table:table-cell>
          <table:table-cell table:formula="of:=IF([.C16]&gt;0;1/[.C16];0)" office:value-type="float" office:value="0.01" calcext:value-type="float">
            <text:p>0.01</text:p>
          </table:table-cell>
          <table:table-cell table:formula="of:=IF([.D16]&gt;0;1/[.D16];0)" office:value-type="float" office:value="0.001" calcext:value-type="float">
            <text:p>0.001</text:p>
          </table:table-cell>
          <table:table-cell table:style-name="ce2" table:formula="of:=IF([.E16]+[.F16]+[.G16] &gt;0; 1/([.E16]+[.F16]+[.G16]);0)" office:value-type="float" office:value="9.00900900900901" calcext:value-type="float">
            <text:p>9.0090</text:p>
          </table:table-cell>
          <table:table-cell table:formula="of:=IF([.H16]&gt;0;(1+(2*[.$I$29]/[.H16]))*([.$K$29]/[.$J$29]);0)" office:value-type="float" office:value="27.664061" calcext:value-type="float">
            <text:p>27.664061</text:p>
          </table:table-cell>
          <table:table-cell office:value-type="float" office:value="0.062" calcext:value-type="float">
            <text:p>0.062</text:p>
          </table:table-cell>
          <table:table-cell table:formula="of:=[.J16]*[.I16]" office:value-type="float" office:value="1.715171782" calcext:value-type="float">
            <text:p>1.715171782</text:p>
          </table:table-cell>
          <table:table-cell office:value-type="float" office:value="0.4628" calcext:value-type="float">
            <text:p>0.4628</text:p>
          </table:table-cell>
          <table:table-cell table:formula="of:=[.L16]*2*SQRT(2)" office:value-type="float" office:value="1.30899607333254" calcext:value-type="float">
            <text:p>1.3089960733</text:p>
          </table:table-cell>
          <table:table-cell table:formula="of:=[.M16]/[.J16]" office:value-type="float" office:value="21.1128398924603" calcext:value-type="float">
            <text:p>21.1128398925</text:p>
          </table:table-cell>
          <table:table-cell table:style-name="ce4" table:formula="of:=[.I16]-[.N16]" office:value-type="percentage" office:value="6.55122110753972" calcext:value-type="percentage">
            <text:p>655.12%</text:p>
          </table:table-cell>
          <table:table-cell table:style-name="ce4" office:value-type="string" calcext:value-type="string">
            <text:p>Clipping ( need lower volt 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IF([.B17]&gt;0;1/[.B17];0)" office:value-type="float" office:value="0" calcext:value-type="float">
            <text:p>0</text:p>
          </table:table-cell>
          <table:table-cell table:formula="of:=IF([.C17]&gt;0;1/[.C17];0)" office:value-type="float" office:value="0.01" calcext:value-type="float">
            <text:p>0.01</text:p>
          </table:table-cell>
          <table:table-cell table:formula="of:=IF([.D17]&gt;0;1/[.D17];0)" office:value-type="float" office:value="0.001" calcext:value-type="float">
            <text:p>0.001</text:p>
          </table:table-cell>
          <table:table-cell table:style-name="ce2" table:formula="of:=IF([.E17]+[.F17]+[.G17] &gt;0; 1/([.E17]+[.F17]+[.G17]);0)" office:value-type="float" office:value="90.9090909090909" calcext:value-type="float">
            <text:p>90.9091</text:p>
          </table:table-cell>
          <table:table-cell table:formula="of:=IF([.H17]&gt;0;(1+(2*[.$I$29]/[.H17]))*([.$K$29]/[.$J$29]);0)" office:value-type="float" office:value="2.763961" calcext:value-type="float">
            <text:p>2.763961</text:p>
          </table:table-cell>
          <table:table-cell office:value-type="float" office:value="0.062" calcext:value-type="float">
            <text:p>0.062</text:p>
          </table:table-cell>
          <table:table-cell table:formula="of:=[.J17]*[.I17]" office:value-type="float" office:value="0.171365582" calcext:value-type="float">
            <text:p>0.171365582</text:p>
          </table:table-cell>
          <table:table-cell office:value-type="float" office:value="0.051" calcext:value-type="float">
            <text:p>0.051</text:p>
          </table:table-cell>
          <table:table-cell table:formula="of:=[.L17]*2*SQRT(2)" office:value-type="float" office:value="0.144249783362056" calcext:value-type="float">
            <text:p>0.1442497834</text:p>
          </table:table-cell>
          <table:table-cell table:formula="of:=[.M17]/[.J17]" office:value-type="float" office:value="2.32660940906541" calcext:value-type="float">
            <text:p>2.3266094091</text:p>
          </table:table-cell>
          <table:table-cell table:style-name="ce4" table:formula="of:=[.I17]-[.N17]" office:value-type="percentage" office:value="0.437351590934585" calcext:value-type="percentage">
            <text:p>43.74%</text:p>
          </table:table-cell>
          <table:table-cell/>
        </table:table-row>
        <table:table-row table:style-name="ro2" table:number-rows-repeated="10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7"/>
          <table:table-cell table:style-name="Default" office:value-type="string" calcext:value-type="string">
            <text:p>Gai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g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29]/[.L29]))*([.K29]/[.J29])" office:value-type="float" office:value="0.024950249001" calcext:value-type="float">
            <text:p>.025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office:value-type="float" office:value="1000000000" calcext:value-type="float">
            <text:p>1000000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0]/[.L30]))*([.K30]/[.J30])" office:value-type="float" office:value="0.0498501" calcext:value-type="float">
            <text:p>.0499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1]/[.L31]))*([.K31]/[.J31])" office:value-type="float" office:value="0.0526167777777778" calcext:value-type="float">
            <text:p>.0526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0]-1000" office:value-type="float" office:value="9000" calcext:value-type="float">
            <text:p>9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2]/[.L32]))*([.K32]/[.J32])" office:value-type="float" office:value="0.056075125" calcext:value-type="float">
            <text:p>.0561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1]-1000" office:value-type="float" office:value="8000" calcext:value-type="float">
            <text:p>8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3]/[.L33]))*([.K33]/[.J33])" office:value-type="float" office:value="0.0605215714285714" calcext:value-type="float">
            <text:p>.0605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2]-1000" office:value-type="float" office:value="7000" calcext:value-type="float">
            <text:p>7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4]/[.L34]))*([.K34]/[.J34])" office:value-type="float" office:value="0.0664501666666667" calcext:value-type="float">
            <text:p>.0665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3]-1000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5]/[.L35]))*([.K35]/[.J35])" office:value-type="float" office:value="0.0747502" calcext:value-type="float">
            <text:p>.0748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4]-1000" office:value-type="float" office:value="5000" calcext:value-type="float">
            <text:p>5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6]/[.L36]))*([.K36]/[.J36])" office:value-type="float" office:value="0.08720025" calcext:value-type="float">
            <text:p>.0872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5]-1000" office:value-type="float" office:value="4000" calcext:value-type="float">
            <text:p>4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7]/[.L37]))*([.K37]/[.J37])" office:value-type="float" office:value="0.107950333333333" calcext:value-type="float">
            <text:p>.108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6]-1000" office:value-type="float" office:value="3000" calcext:value-type="float">
            <text:p>3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8]/[.L38]))*([.K38]/[.J38])" office:value-type="float" office:value="0.1494505" calcext:value-type="float">
            <text:p>.1495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7]-1000" office:value-type="float" office:value="2000" calcext:value-type="float">
            <text:p>2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39]/[.L39]))*([.K39]/[.J39])" office:value-type="float" office:value="0.273951" calcext:value-type="float">
            <text:p>.274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8]-1000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0]/[.L40]))*([.K40]/[.J40])" office:value-type="float" office:value="0.301617777777778" calcext:value-type="float">
            <text:p>.3016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39]-100" office:value-type="float" office:value="900" calcext:value-type="float">
            <text:p>9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1]/[.L41]))*([.K41]/[.J41])" office:value-type="float" office:value="0.33620125" calcext:value-type="float">
            <text:p>.3362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0]-100"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2]/[.L42]))*([.K42]/[.J42])" office:value-type="float" office:value="0.380665714285714" calcext:value-type="float">
            <text:p>.3807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1]-100" office:value-type="float" office:value="700" calcext:value-type="float">
            <text:p>7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3]/[.L43]))*([.K43]/[.J43])" office:value-type="float" office:value="0.439951666666667" calcext:value-type="float">
            <text:p>.440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2]-100" office:value-type="float" office:value="600" calcext:value-type="float">
            <text:p>6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4]/[.L44]))*([.K44]/[.J44])" office:value-type="float" office:value="0.522952" calcext:value-type="float">
            <text:p>.523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3]-100"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5]/[.L45]))*([.K45]/[.J45])" office:value-type="float" office:value="0.6474525" calcext:value-type="float">
            <text:p>.6475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4]-100"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6]/[.L46]))*([.K46]/[.J46])" office:value-type="float" office:value="0.854953333333333" calcext:value-type="float">
            <text:p>.855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5]-100"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7]/[.L47]))*([.K47]/[.J47])" office:value-type="float" office:value="1.269955" calcext:value-type="float">
            <text:p>1.270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6]-100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8]/[.L48]))*([.K48]/[.J48])" office:value-type="float" office:value="2.51496" calcext:value-type="float">
            <text:p>2.515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7]-100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49]/[.L49]))*([.K49]/[.J49])" office:value-type="float" office:value="2.79162777777778" calcext:value-type="float">
            <text:p>2.7916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8]-10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0]/[.L50]))*([.K50]/[.J50])" office:value-type="float" office:value="3.1374625" calcext:value-type="float">
            <text:p>3.1375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49]-10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1]/[.L51]))*([.K51]/[.J51])" office:value-type="float" office:value="3.58210714285714" calcext:value-type="float">
            <text:p>3.5821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0]-10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2]/[.L52]))*([.K52]/[.J52])" office:value-type="float" office:value="4.17496666666667" calcext:value-type="float">
            <text:p>4.175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1]-10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3]/[.L53]))*([.K53]/[.J53])" office:value-type="float" office:value="5.00497" calcext:value-type="float">
            <text:p>5.005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2]-10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4]/[.L54]))*([.K54]/[.J54])" office:value-type="float" office:value="6.249975" calcext:value-type="float">
            <text:p>6.250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3]-10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5]/[.L55]))*([.K55]/[.J55])" office:value-type="float" office:value="8.32498333333333" calcext:value-type="float">
            <text:p>8.325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4]-10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6]/[.L56]))*([.K56]/[.J56])" office:value-type="float" office:value="12.475" calcext:value-type="float">
            <text:p>12.475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5]-10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7]/[.L57]))*([.K57]/[.J57])" office:value-type="float" office:value="24.92505" calcext:value-type="float">
            <text:p>24.9251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6]-10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8]/[.L58]))*([.K58]/[.J58])" office:value-type="float" office:value="27.6917277777778" calcext:value-type="float">
            <text:p>27.6917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7]-1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59]/[.L59]))*([.K59]/[.J59])" office:value-type="float" office:value="31.150075" calcext:value-type="float">
            <text:p>31.1501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8]-1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60]/[.L60]))*([.K60]/[.J60])" office:value-type="float" office:value="35.5965214285714" calcext:value-type="float">
            <text:p>35.5965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59]-1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61]/[.L61]))*([.K61]/[.J61])" office:value-type="float" office:value="41.5251166666667" calcext:value-type="float">
            <text:p>41.5251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60]-1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62]/[.L62]))*([.K62]/[.J62])" office:value-type="float" office:value="49.82515" calcext:value-type="float">
            <text:p>49.8252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61]-1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63]/[.L63]))*([.K63]/[.J63])" office:value-type="float" office:value="62.2752" calcext:value-type="float">
            <text:p>62.2752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62]-1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64]/[.L64]))*([.K64]/[.J64])" office:value-type="float" office:value="83.0252833333333" calcext:value-type="float">
            <text:p>83.0253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63]-1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65]/[.L65]))*([.K65]/[.J65])" office:value-type="float" office:value="124.52545" calcext:value-type="float">
            <text:p>124.5255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64]-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1+(2*[.I66]/[.L66]))*([.K66]/[.J66])" office:value-type="float" office:value="249.02595" calcext:value-type="float">
            <text:p>249.0260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formula="of:=[.L65]-1"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7"/>
          <table:table-cell table:formula="of:=(1+(2*[.I69]/[.L69]))*([.K69]/[.J69])" office:value-type="string" office:string-value="#DIV/0!" calcext:value-type="error">
            <text:p>#DIV/0!</text:p>
          </table:table-cell>
          <table:table-cell office:value-type="float" office:value="4990" calcext:value-type="float">
            <text:p>49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90" calcext:value-type="float">
            <text:p>499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0" number:min-integer-digits="5"/>
    </number:number-style>
    <number:number-style style:name="N122">
      <number:number number:decimal-places="4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oke Hedrick</meta:initial-creator>
    <meta:creation-date>2014-05-26T23:01:30.828000000</meta:creation-date>
    <dc:date>2014-05-28T23:03:36.905000000</dc:date>
    <dc:creator>Brooke Hedrick</dc:creator>
    <meta:editing-duration>P1DT23H46M51S</meta:editing-duration>
    <meta:editing-cycles>12</meta:editing-cycles>
    <meta:generator>LibreOffice/4.1.3.2$Windows_x86 LibreOffice_project/70feb7d99726f064edab4605a8ab840c50ec57a</meta:generator>
    <meta:document-statistic meta:table-count="1" meta:cell-count="463" meta:object-count="0"/>
  </office:meta>
</office:document-meta>
</file>